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118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1.4937in"/>
    </style:style>
    <style:style style:name="ro1" style:family="table-row">
      <style:table-row-properties style:row-height="0.2311in" fo:break-before="auto" style:use-optimal-row-height="true"/>
    </style:style>
    <style:style style:name="ro2" style:family="table-row">
      <style:table-row-properties style:row-height="0.23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417in"/>
    </style:style>
    <style:style style:name="ce2" style:family="table-cell" style:parent-style-name="Default">
      <style:table-cell-properties fo:padding="0.0417in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padding="0.0417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1" table:number-columns-repeated="1017" table:default-cell-style-name="ce1"/>
        <table:table-row table:style-name="ro1">
          <table:table-cell table:number-columns-repeated="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511" calcext:value-type="float">
            <text:p>511</text:p>
          </table:table-cell>
          <table:table-cell/>
          <table:table-cell office:value-type="string" calcext:value-type="string">
            <text:p>Quorum Size</text:p>
          </table:table-cell>
          <table:table-cell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table:formula="of:=5400*[.A2]/100" office:value-type="float" office:value="54" calcext:value-type="float">
            <text:p>54</text:p>
          </table:table-cell>
          <table:table-cell table:style-name="ce3" table:formula="of:=1.47483099627644 * 10^-27" office:value-type="float" office:value="1.47483099627644E-027" calcext:value-type="float">
            <text:p>1.47483099627644E-027</text:p>
          </table:table-cell>
          <table:table-cell table:formula="of:=6.67126987050226 * 10^-52" office:value-type="float" office:value="6.67126987050226E-052" calcext:value-type="float">
            <text:p>6.67126987050226E-0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5400*[.A3]/100" office:value-type="float" office:value="108" calcext:value-type="float">
            <text:p>108</text:p>
          </table:table-cell>
          <table:table-cell table:formula="of:=7.53325895683597 * 10^-22" office:value-type="float" office:value="7.53325895683597E-022" calcext:value-type="float">
            <text:p>7.53325895683597E-022</text:p>
          </table:table-cell>
          <table:table-cell table:formula="of:=1.68072393779309 * 10^-39" office:value-type="float" office:value="1.68072393779309E-039" calcext:value-type="float">
            <text:p>1.68072393779309E-039</text:p>
          </table:table-cell>
          <table:table-cell table:formula="of:=6.93498953475621 * 10^-83" office:value-type="float" office:value="6.93498953475622E-083" calcext:value-type="float">
            <text:p>6.93498953475622E-0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5400*[.A4]/100" office:value-type="float" office:value="162" calcext:value-type="float">
            <text:p>162</text:p>
          </table:table-cell>
          <table:table-cell table:formula="of:=1.02597111261805 * 10^-18" office:value-type="float" office:value="1.02597111261805E-018" calcext:value-type="float">
            <text:p>1.02597111261805E-018</text:p>
          </table:table-cell>
          <table:table-cell table:formula="of:=3.34048029919149 * 10^-33" office:value-type="float" office:value="3.34048029919149E-033" calcext:value-type="float">
            <text:p>3.34048029919149E-033</text:p>
          </table:table-cell>
          <table:table-cell table:formula="of:=9.57568052631532 * 10^-68" office:value-type="float" office:value="9.57568052631532E-068" calcext:value-type="float">
            <text:p>9.57568052631532E-068</text:p>
          </table:table-cell>
          <table:table-cell table:formula="of:=4.30350158347921 * 10^-152" office:value-type="float" office:value="4.30350158347921E-152" calcext:value-type="float">
            <text:p>4.30350158347921E-1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5400*[.A5]/100" office:value-type="float" office:value="216" calcext:value-type="float">
            <text:p>216</text:p>
          </table:table-cell>
          <table:table-cell table:formula="of:=1.48819813009664 * 10^-16" office:value-type="float" office:value="1.48819813009664E-016" calcext:value-type="float">
            <text:p>1.48819813009664E-016</text:p>
          </table:table-cell>
          <table:table-cell table:formula="of:=5.78328803812044 * 10^-29" office:value-type="float" office:value="5.78328803812044E-029" calcext:value-type="float">
            <text:p>5.78328803812044E-029</text:p>
          </table:table-cell>
          <table:table-cell table:formula="of:=2.9397104771763 * 10^-58" office:value-type="float" office:value="2.9397104771763E-058" calcext:value-type="float">
            <text:p>2.9397104771763E-058</text:p>
          </table:table-cell>
          <table:table-cell table:formula="of:=1.48878629156528 * 10^-125" office:value-type="float" office:value="1.48878629156528E-125" calcext:value-type="float">
            <text:p>1.48878629156528E-1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5400*[.A6]/100" office:value-type="float" office:value="270" calcext:value-type="float">
            <text:p>270</text:p>
          </table:table-cell>
          <table:table-cell table:formula="of:=6.56924847786068 * 10^-15" office:value-type="float" office:value="6.56924847786068E-015" calcext:value-type="float">
            <text:p>6.56924847786068E-015</text:p>
          </table:table-cell>
          <table:table-cell table:formula="of:=8.81805081685044 * 10^-26" office:value-type="float" office:value="8.81805081685044E-026" calcext:value-type="float">
            <text:p>8.81805081685044E-026</text:p>
          </table:table-cell>
          <table:table-cell table:formula="of:=2.38283094286126 * 10^-51" office:value-type="float" office:value="2.38283094286126E-051" calcext:value-type="float">
            <text:p>2.38283094286126E-051</text:p>
          </table:table-cell>
          <table:table-cell table:formula="of:=1.79192450107344 * 10^-108" office:value-type="float" office:value="1.79192450107344E-108" calcext:value-type="float">
            <text:p>1.79192450107344E-1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5400*[.A7]/100" office:value-type="float" office:value="324" calcext:value-type="float">
            <text:p>324</text:p>
          </table:table-cell>
          <table:table-cell table:formula="of:=1.38344211730634 * 10^-13" office:value-type="float" office:value="0.000000000000138344211730634" calcext:value-type="float">
            <text:p>1.38344211730634E-013</text:p>
          </table:table-cell>
          <table:table-cell table:formula="of:=3.05028760889466 * 10^-23" office:value-type="float" office:value="3.05028760889466E-023" calcext:value-type="float">
            <text:p>3.05028760889466E-023</text:p>
          </table:table-cell>
          <table:table-cell table:formula="of:=6.19022117185587 * 10^-46" office:value-type="float" office:value="6.19022117185587E-046" calcext:value-type="float">
            <text:p>6.19022117185587E-046</text:p>
          </table:table-cell>
          <table:table-cell table:formula="of:=8.47353670663657 * 10^-96" office:value-type="float" office:value="8.47353670663657E-096" calcext:value-type="float">
            <text:p>8.47353670663657E-0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5400*[.A8]/100" office:value-type="float" office:value="378" calcext:value-type="float">
            <text:p>378</text:p>
          </table:table-cell>
          <table:table-cell table:formula="of:=1.75733534261327 * 10^-12" office:value-type="float" office:value="0.00000000000175733534261327" calcext:value-type="float">
            <text:p>1.75733534261327E-012</text:p>
          </table:table-cell>
          <table:table-cell table:formula="of:=3.87483146021059 * 10^-21" office:value-type="float" office:value="3.87483146021059E-021" calcext:value-type="float">
            <text:p>3.87483146021059E-021</text:p>
          </table:table-cell>
          <table:table-cell table:formula="of:=1.68783975333331 * 10^-41" office:value-type="float" office:value="1.68783975333331E-041" calcext:value-type="float">
            <text:p>1.68783975333331E-041</text:p>
          </table:table-cell>
          <table:table-cell table:formula="of:=9.74896169018092 * 10^-86" office:value-type="float" office:value="9.74896169018092E-086" calcext:value-type="float">
            <text:p>9.74896169018092E-0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5400*[.A9]/100" office:value-type="float" office:value="432" calcext:value-type="float">
            <text:p>432</text:p>
          </table:table-cell>
          <table:table-cell table:formula="of:=1.54566393299533 * 10^-11" office:value-type="float" office:value="0.0000000000154566393299533" calcext:value-type="float">
            <text:p>1.54566393299533E-011</text:p>
          </table:table-cell>
          <table:table-cell table:formula="of:=2.38926999876894 * 10^-19" office:value-type="float" office:value="2.38926999876894E-019" calcext:value-type="float">
            <text:p>2.38926999876894E-019</text:p>
          </table:table-cell>
          <table:table-cell table:formula="of:=9.34273307953085 * 10^-38" office:value-type="float" office:value="9.34273307953085E-038" calcext:value-type="float">
            <text:p>9.34273307953085E-038</text:p>
          </table:table-cell>
          <table:table-cell table:formula="of:=2.02013024947793 * 10^-77" office:value-type="float" office:value="2.02013024947793E-077" calcext:value-type="float">
            <text:p>2.02013024947793E-077</text:p>
          </table:table-cell>
          <table:table-cell table:formula="of:=8.77051278023577 * 10^-173" office:value-type="float" office:value="8.77051278023577E-173" calcext:value-type="float">
            <text:p>8.77051278023577E-173</text:p>
          </table:table-cell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5400*[.A10]/100" office:value-type="float" office:value="486" calcext:value-type="float">
            <text:p>486</text:p>
          </table:table-cell>
          <table:table-cell table:formula="of:=1.0279961071787 * 10^-10" office:value-type="float" office:value="0.00000000010279961071787" calcext:value-type="float">
            <text:p>1.0279961071787E-010</text:p>
          </table:table-cell>
          <table:table-cell table:formula="of:=8.52888525948375 * 10^-18" office:value-type="float" office:value="8.52888525948375E-018" calcext:value-type="float">
            <text:p>8.52888525948375E-018</text:p>
          </table:table-cell>
          <table:table-cell table:formula="of:=1.57480852977373 * 10^-34" office:value-type="float" office:value="1.57480852977373E-034" calcext:value-type="float">
            <text:p>1.57480852977373E-034</text:p>
          </table:table-cell>
          <table:table-cell table:formula="of:=2.34433093744781 * 10^-70" office:value-type="float" office:value="2.34433093744781E-070" calcext:value-type="float">
            <text:p>2.34433093744781E-070</text:p>
          </table:table-cell>
          <table:table-cell table:formula="of:=7.28538953101665 * 10^-155" office:value-type="float" office:value="7.28538953101665E-155" calcext:value-type="float">
            <text:p>7.28538953101665E-155</text:p>
          </table:table-cell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5400*[.A11]/100" office:value-type="float" office:value="540" calcext:value-type="float">
            <text:p>540</text:p>
          </table:table-cell>
          <table:table-cell table:formula="of:=5.48777902265411 * 10^-10" office:value-type="float" office:value="0.000000000548777902265411" calcext:value-type="float">
            <text:p>5.48777902265411E-010</text:p>
          </table:table-cell>
          <table:table-cell table:formula="of:=1.98408772731931 * 10^-16" office:value-type="float" office:value="1.98408772731931E-016" calcext:value-type="float">
            <text:p>1.98408772731931E-016</text:p>
          </table:table-cell>
          <table:table-cell table:formula="of:=1.0560072689572 * 10^-31" office:value-type="float" office:value="1.0560072689572E-031" calcext:value-type="float">
            <text:p>1.0560072689572E-031</text:p>
          </table:table-cell>
          <table:table-cell table:formula="of:=3.0938144015064 * 10^-64" office:value-type="float" office:value="3.0938144015064E-064" calcext:value-type="float">
            <text:p>3.0938144015064E-064</text:p>
          </table:table-cell>
          <table:table-cell table:formula="of:=6.77475058513497 * 10^-140" office:value-type="float" office:value="6.77475058513497E-140" calcext:value-type="float">
            <text:p>6.77475058513497E-140</text:p>
          </table:table-cell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5400*[.A12]/100" office:value-type="float" office:value="594" calcext:value-type="float">
            <text:p>594</text:p>
          </table:table-cell>
          <table:table-cell table:formula="of:=2.45301243795678 * 10^-9" office:value-type="float" office:value="0.00000000245301243795678" calcext:value-type="float">
            <text:p>2.45301243795678E-009</text:p>
          </table:table-cell>
          <table:table-cell table:formula="of:=3.26967551775994 * 10^-15" office:value-type="float" office:value="3.26967551775994E-015" calcext:value-type="float">
            <text:p>3.26967551775994E-015</text:p>
          </table:table-cell>
          <table:table-cell table:formula="of:=3.39141457043677 * 10^-29" office:value-type="float" office:value="3.39141457043677E-029" calcext:value-type="float">
            <text:p>3.39141457043677E-029</text:p>
          </table:table-cell>
          <table:table-cell table:formula="of:=7.45114328232024 * 10^-59" office:value-type="float" office:value="7.45114328232024E-059" calcext:value-type="float">
            <text:p>7.45114328232024E-059</text:p>
          </table:table-cell>
          <table:table-cell table:formula="of:=4.50406030965823 * 10^-127" office:value-type="float" office:value="4.50406030965823E-127" calcext:value-type="float">
            <text:p>4.50406030965823E-127</text:p>
          </table:table-cell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5400*[.A13]/100" office:value-type="float" office:value="648" calcext:value-type="float">
            <text:p>648</text:p>
          </table:table-cell>
          <table:table-cell table:formula="of:=9.4710113592259 * 10^-9" office:value-type="float" office:value="0.0000000094710113592259" calcext:value-type="float">
            <text:p>9.4710113592259E-009</text:p>
          </table:table-cell>
          <table:table-cell table:formula="of:=4.05708494177936 * 10^-14" office:value-type="float" office:value="0.0000000000000405708494177936" calcext:value-type="float">
            <text:p>4.05708494177936E-014</text:p>
          </table:table-cell>
          <table:table-cell table:formula="of:=5.96506605120354 * 10^-27" office:value-type="float" office:value="5.96506605120354E-027" calcext:value-type="float">
            <text:p>5.96506605120354E-027</text:p>
          </table:table-cell>
          <table:table-cell table:formula="of:=4.5642635953033 * 10^-54" office:value-type="float" office:value="4.5642635953033E-054" calcext:value-type="float">
            <text:p>4.5642635953033E-054</text:p>
          </table:table-cell>
          <table:table-cell table:formula="of:=6.88113535769667 * 10^-116" office:value-type="float" office:value="6.88113535769667E-116" calcext:value-type="float">
            <text:p>6.88113535769667E-116</text:p>
          </table:table-cell>
          <table:table-cell table:number-columns-repeated="101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5400*[.A14]/100" office:value-type="float" office:value="702" calcext:value-type="float">
            <text:p>702</text:p>
          </table:table-cell>
          <table:table-cell table:formula="of:=3.23364375608361 * 10^-8" office:value-type="float" office:value="0.0000000323364375608361" calcext:value-type="float">
            <text:p>3.23364375608361E-008</text:p>
          </table:table-cell>
          <table:table-cell table:formula="of:=3.96864428280572 * 10^-13" office:value-type="float" office:value="0.000000000000396864428280572" calcext:value-type="float">
            <text:p>3.96864428280572E-013</text:p>
          </table:table-cell>
          <table:table-cell table:formula="of:=6.3509228851352 * 10^-25" office:value-type="float" office:value="6.3509228851352E-025" calcext:value-type="float">
            <text:p>6.3509228851352E-025</text:p>
          </table:table-cell>
          <table:table-cell table:formula="of:=9.05899515472775 * 10^-50" office:value-type="float" office:value="9.05899515472775E-050" calcext:value-type="float">
            <text:p>9.05899515472775E-050</text:p>
          </table:table-cell>
          <table:table-cell table:formula="of:=5.31082431391501 * 10^-106" office:value-type="float" office:value="5.31082431391501E-106" calcext:value-type="float">
            <text:p>5.31082431391501E-106</text:p>
          </table:table-cell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5400*[.A15]/100" office:value-type="float" office:value="756" calcext:value-type="float">
            <text:p>756</text:p>
          </table:table-cell>
          <table:table-cell table:formula="of:=9.94241087992036 * 10^-8" office:value-type="float" office:value="0.0000000994241087992036" calcext:value-type="float">
            <text:p>9.94241087992036E-008</text:p>
          </table:table-cell>
          <table:table-cell table:formula="of:=3.17096132582007 * 10^-12" office:value-type="float" office:value="0.00000000000317096132582007" calcext:value-type="float">
            <text:p>3.17096132582007E-012</text:p>
          </table:table-cell>
          <table:table-cell table:formula="of:=4.41919457726475 * 10^-23" office:value-type="float" office:value="4.41919457726475E-023" calcext:value-type="float">
            <text:p>4.41919457726475E-023</text:p>
          </table:table-cell>
          <table:table-cell table:formula="of:=6.98907611615272 * 10^-46" office:value-type="float" office:value="6.98907611615272E-046" calcext:value-type="float">
            <text:p>6.98907611615272E-046</text:p>
          </table:table-cell>
          <table:table-cell table:formula="of:=3.61982604680516 * 10^-97" office:value-type="float" office:value="3.61982604680516E-097" calcext:value-type="float">
            <text:p>3.61982604680516E-097</text:p>
          </table:table-cell>
          <table:table-cell table:number-columns-repeated="101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5400*[.A16]/100" office:value-type="float" office:value="810" calcext:value-type="float">
            <text:p>810</text:p>
          </table:table-cell>
          <table:table-cell table:formula="of:=2.79280902639335 * 10^-7" office:value-type="float" office:value="0.000000279280902639335" calcext:value-type="float">
            <text:p>2.79280902639335E-007</text:p>
          </table:table-cell>
          <table:table-cell table:formula="of:=2.12812146747185 * 10^-11" office:value-type="float" office:value="0.0000000000212812146747185" calcext:value-type="float">
            <text:p>2.12812146747185E-011</text:p>
          </table:table-cell>
          <table:table-cell table:formula="of:=2.13404069865577 * 10^-21" office:value-type="float" office:value="2.13404069865577E-021" calcext:value-type="float">
            <text:p>2.13404069865577E-021</text:p>
          </table:table-cell>
          <table:table-cell table:formula="of:=2.41189993052774 * 10^-42" office:value-type="float" office:value="2.41189993052774E-042" calcext:value-type="float">
            <text:p>2.41189993052774E-042</text:p>
          </table:table-cell>
          <table:table-cell table:formula="of:=3.28762023146118 * 10^-89" office:value-type="float" office:value="3.28762023146118E-089" calcext:value-type="float">
            <text:p>3.28762023146118E-089</text:p>
          </table:table-cell>
          <table:table-cell table:number-columns-repeated="101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5400*[.A17]/100" office:value-type="float" office:value="864" calcext:value-type="float">
            <text:p>864</text:p>
          </table:table-cell>
          <table:table-cell table:formula="of:=7.25039726514372 * 10^-7" office:value-type="float" office:value="0.000000725039726514372" calcext:value-type="float">
            <text:p>0.000000725</text:p>
          </table:table-cell>
          <table:table-cell table:formula="of:=1.22684458044565 * 10^-10" office:value-type="float" office:value="0.000000000122684458044565" calcext:value-type="float">
            <text:p>1.22684458044565E-010</text:p>
          </table:table-cell>
          <table:table-cell table:formula="of:=7.5024558101442 * 10^-20" office:value-type="float" office:value="7.5024558101442E-020" calcext:value-type="float">
            <text:p>7.5024558101442E-020</text:p>
          </table:table-cell>
          <table:table-cell table:formula="of:=4.15817081442275 * 10^-39" office:value-type="float" office:value="4.15817081442275E-039" calcext:value-type="float">
            <text:p>4.15817081442275E-039</text:p>
          </table:table-cell>
          <table:table-cell table:formula="of:=5.43618534805336 * 10^-82" office:value-type="float" office:value="5.43618534805336E-082" calcext:value-type="float">
            <text:p>5.43618534805336E-082</text:p>
          </table:table-cell>
          <table:table-cell table:number-columns-repeated="101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5400*[.A18]/100" office:value-type="float" office:value="918" calcext:value-type="float">
            <text:p>918</text:p>
          </table:table-cell>
          <table:table-cell table:formula="of:=1.75610081645183 * 10^-6" office:value-type="float" office:value="0.00000175610081645183" calcext:value-type="float">
            <text:p>1.75610081645183E-006</text:p>
          </table:table-cell>
          <table:table-cell table:formula="of:=6.18715486800328 * 10^-10" office:value-type="float" office:value="0.000000000618715486800328" calcext:value-type="float">
            <text:p>6.18715486800328E-010</text:p>
          </table:table-cell>
          <table:table-cell table:formula="of:=1.99611346369437 * 10^-18" office:value-type="float" office:value="1.99611346369437E-018" calcext:value-type="float">
            <text:p>1.99611346369437E-018</text:p>
          </table:table-cell>
          <table:table-cell table:formula="of:=3.91306235800144 * 10^-36" office:value-type="float" office:value="3.91306235800144E-036" calcext:value-type="float">
            <text:p>3.91306235800144E-036</text:p>
          </table:table-cell>
          <table:table-cell table:formula="of:=2.08593231940237 * 10^-75" office:value-type="float" office:value="2.08593231940237E-075" calcext:value-type="float">
            <text:p>2.08593231940237E-075</text:p>
          </table:table-cell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5400*[.A19]/100" office:value-type="float" office:value="972" calcext:value-type="float">
            <text:p>972</text:p>
          </table:table-cell>
          <table:table-cell table:formula="of:=3.99934418446719 * 10^-6" office:value-type="float" office:value="0.00000399934418446719" calcext:value-type="float">
            <text:p>3.99934418446719E-006</text:p>
          </table:table-cell>
          <table:table-cell table:formula="of:=2.77097434072546 * 10^-9" office:value-type="float" office:value="0.00000000277097434072546" calcext:value-type="float">
            <text:p>2.77097434072546E-009</text:p>
          </table:table-cell>
          <table:table-cell table:formula="of:=4.14931732155139 * 10^-17" office:value-type="float" office:value="4.14931732155139E-017" calcext:value-type="float">
            <text:p>4.14931732155139E-017</text:p>
          </table:table-cell>
          <table:table-cell table:formula="of:=2.16021978304414 * 10^-33" office:value-type="float" office:value="2.16021978304414E-033" calcext:value-type="float">
            <text:p>2.16021978304414E-033</text:p>
          </table:table-cell>
          <table:table-cell table:formula="of:=2.25152465638429 * 10^-69" office:value-type="float" office:value="2.25152465638429E-069" calcext:value-type="float">
            <text:p>2.25152465638429E-069</text:p>
          </table:table-cell>
          <table:table-cell table:number-columns-repeated="101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5400*[.A20]/100" office:value-type="float" office:value="1026" calcext:value-type="float">
            <text:p>1026</text:p>
          </table:table-cell>
          <table:table-cell table:formula="of:=8.62001978311729 * 10^-6" office:value-type="float" office:value="0.00000862001978311729" calcext:value-type="float">
            <text:p>0.00000862</text:p>
          </table:table-cell>
          <table:table-cell table:formula="of:=1.11599572179647 * 10^-8" office:value-type="float" office:value="0.0000000111599572179647" calcext:value-type="float">
            <text:p>1.11599572179647E-008</text:p>
          </table:table-cell>
          <table:table-cell table:formula="of:=6.91941388739296 * 10^-16" office:value-type="float" office:value="6.91941388739296E-016" calcext:value-type="float">
            <text:p>6.91941388739296E-016</text:p>
          </table:table-cell>
          <table:table-cell table:formula="of:=7.42404855868829 * 10^-31" office:value-type="float" office:value="7.42404855868829E-031" calcext:value-type="float">
            <text:p>7.42404855868829E-031</text:p>
          </table:table-cell>
          <table:table-cell table:formula="of:=7.98440103839432 * 10^-64" office:value-type="float" office:value="7.98440103839432E-064" calcext:value-type="float">
            <text:p>7.98440103839432E-064</text:p>
          </table:table-cell>
          <table:table-cell table:number-columns-repeated="101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5400*[.A21]/100" office:value-type="float" office:value="1080" calcext:value-type="float">
            <text:p>1080</text:p>
          </table:table-cell>
          <table:table-cell table:formula="of:=0.0000176805289824425" office:value-type="float" office:value="0.0000176805289824425" calcext:value-type="float">
            <text:p>1.76805289824425E-005</text:p>
          </table:table-cell>
          <table:table-cell table:formula="of:=4.08481120219113 * 10^-8" office:value-type="float" office:value="0.0000000408481120219113" calcext:value-type="float">
            <text:p>4.08481120219113E-008</text:p>
          </table:table-cell>
          <table:table-cell table:formula="of:=9.46483547473077 * 10^-15" office:value-type="float" office:value="9.46483547473077E-015" calcext:value-type="float">
            <text:p>9.46483547473077E-015</text:p>
          </table:table-cell>
          <table:table-cell table:formula="of:=1.66897768919374 * 10^-28" office:value-type="float" office:value="1.66897768919374E-028" calcext:value-type="float">
            <text:p>1.66897768919374E-028</text:p>
          </table:table-cell>
          <table:table-cell table:formula="of:=1.05626124978303 * 10^-58" office:value-type="float" office:value="1.05626124978303E-058" calcext:value-type="float">
            <text:p>1.05626124978303E-058</text:p>
          </table:table-cell>
          <table:table-cell table:number-columns-repeated="1017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5400*[.A22]/100" office:value-type="float" office:value="1134" calcext:value-type="float">
            <text:p>1134</text:p>
          </table:table-cell>
          <table:table-cell table:formula="of:=0.0000346723124929957" office:value-type="float" office:value="0.0000346723124929957" calcext:value-type="float">
            <text:p>3.46723124929957E-005</text:p>
          </table:table-cell>
          <table:table-cell table:formula="of:=1.37108440212438 * 10^-7" office:value-type="float" office:value="0.000000137108440212438" calcext:value-type="float">
            <text:p>1.37108440212438E-007</text:p>
          </table:table-cell>
          <table:table-cell table:formula="of:=1.08214787723292 * 10^-13" office:value-type="float" office:value="0.000000000000108214787723292" calcext:value-type="float">
            <text:p>1.08214787723292E-013</text:p>
          </table:table-cell>
          <table:table-cell table:formula="of:=2.55880119728433 * 10^-26" office:value-type="float" office:value="2.55880119728433E-026" calcext:value-type="float">
            <text:p>2.55880119728433E-026</text:p>
          </table:table-cell>
          <table:table-cell table:formula="of:=5.79138907403413 * 10^-54" office:value-type="float" office:value="5.79138907403413E-054" calcext:value-type="float">
            <text:p>5.79138907403413E-054</text:p>
          </table:table-cell>
          <table:table-cell table:number-columns-repeated="1017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5400*[.A23]/100" office:value-type="float" office:value="1188" calcext:value-type="float">
            <text:p>1188</text:p>
          </table:table-cell>
          <table:table-cell table:formula="of:=0.0000652703719035124" office:value-type="float" office:value="0.0000652703719035124" calcext:value-type="float">
            <text:p>6.52703719035124E-005</text:p>
          </table:table-cell>
          <table:table-cell table:formula="of:=4.25289464023726 * 10^-7" office:value-type="float" office:value="0.000000425289464023726" calcext:value-type="float">
            <text:p>4.25289464023726E-007</text:p>
          </table:table-cell>
          <table:table-cell table:formula="of:=1.05094294175173 * 10^-12" office:value-type="float" office:value="0.00000000000105094294175173" calcext:value-type="float">
            <text:p>1.05094294175173E-012</text:p>
          </table:table-cell>
          <table:table-cell table:formula="of:=2.77194476075211 * 10^-24" office:value-type="float" office:value="2.77194476075211E-024" calcext:value-type="float">
            <text:p>2.77194476075211E-024</text:p>
          </table:table-cell>
          <table:table-cell table:formula="of:=1.43738510949034 * 10^-49" office:value-type="float" office:value="1.43738510949034E-049" calcext:value-type="float">
            <text:p>1.43738510949034E-049</text:p>
          </table:table-cell>
          <table:table-cell table:number-columns-repeated="1017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5400*[.A24]/100" office:value-type="float" office:value="1242" calcext:value-type="float">
            <text:p>1242</text:p>
          </table:table-cell>
          <table:table-cell table:formula="of:=0.000118359718173022" office:value-type="float" office:value="0.000118359718173022" calcext:value-type="float">
            <text:p>0.0001183597</text:p>
          </table:table-cell>
          <table:table-cell table:formula="of:=1.22721742398477 * 10^-6" office:value-type="float" office:value="0.00000122721742398477" calcext:value-type="float">
            <text:p>1.22721742398477E-006</text:p>
          </table:table-cell>
          <table:table-cell table:formula="of:=8.7903798839092 * 10^-12" office:value-type="float" office:value="0.0000000000087903798839092" calcext:value-type="float">
            <text:p>8.7903798839092E-012</text:p>
          </table:table-cell>
          <table:table-cell table:formula="of:=2.18710570224452 * 10^-22" office:value-type="float" office:value="2.18710570224452E-022" calcext:value-type="float">
            <text:p>2.18710570224452E-022</text:p>
          </table:table-cell>
          <table:table-cell table:formula="of:=1.73991348877873 * 10^-45" office:value-type="float" office:value="1.73991348877873E-045" calcext:value-type="float">
            <text:p>1.73991348877873E-045</text:p>
          </table:table-cell>
          <table:table-cell table:number-columns-repeated="1017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5400*[.A25]/100" office:value-type="float" office:value="1296" calcext:value-type="float">
            <text:p>1296</text:p>
          </table:table-cell>
          <table:table-cell table:formula="of:=0.000207376394940927" office:value-type="float" office:value="0.000207376394940927" calcext:value-type="float">
            <text:p>0.0002073764</text:p>
          </table:table-cell>
          <table:table-cell table:formula="of:=3.31348269736299 * 10^-6" office:value-type="float" office:value="0.00000331348269736299" calcext:value-type="float">
            <text:p>3.31348269736299E-006</text:p>
          </table:table-cell>
          <table:table-cell table:formula="of:=6.4089473990912 * 10^-11" office:value-type="float" office:value="0.000000000064089473990912" calcext:value-type="float">
            <text:p>6.4089473990912E-011</text:p>
          </table:table-cell>
          <table:table-cell table:formula="of:=1.29019125057128 * 10^-20" office:value-type="float" office:value="1.29019125057128E-020" calcext:value-type="float">
            <text:p>1.29019125057128E-020</text:p>
          </table:table-cell>
          <table:table-cell table:formula="of:=1.09461757802981 * 10^-41" office:value-type="float" office:value="1.09461757802981E-041" calcext:value-type="float">
            <text:p>1.09461757802981E-041</text:p>
          </table:table-cell>
          <table:table-cell table:number-columns-repeated="1017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5400*[.A26]/100" office:value-type="float" office:value="1350" calcext:value-type="float">
            <text:p>1350</text:p>
          </table:table-cell>
          <table:table-cell table:formula="of:=0.000351991076930021" office:value-type="float" office:value="0.000351991076930021" calcext:value-type="float">
            <text:p>0.0003519911</text:p>
          </table:table-cell>
          <table:table-cell table:formula="of:=8.41333716754543 * 10^-6" office:value-type="float" office:value="0.00000841333716754543" calcext:value-type="float">
            <text:p>8.41333716754543E-006</text:p>
          </table:table-cell>
          <table:table-cell table:formula="of:=4.11588028236619 * 10^-10" office:value-type="float" office:value="0.000000000411588028236619" calcext:value-type="float">
            <text:p>4.11588028236619E-010</text:p>
          </table:table-cell>
          <table:table-cell table:formula="of:=5.82100332590632 * 10^-19" office:value-type="float" office:value="5.82100332590632E-019" calcext:value-type="float">
            <text:p>5.82100332590632E-019</text:p>
          </table:table-cell>
          <table:table-cell table:formula="of:=3.78008764564653 * 10^-38" office:value-type="float" office:value="3.78008764564653E-038" calcext:value-type="float">
            <text:p>3.78008764564653E-038</text:p>
          </table:table-cell>
          <table:table-cell table:number-columns-repeated="101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table:formula="of:=5400*[.A27]/100" office:value-type="float" office:value="1404" calcext:value-type="float">
            <text:p>1404</text:p>
          </table:table-cell>
          <table:table-cell table:style-name="ce3" table:formula="of:=0.000580139592674074" office:value-type="float" office:value="0.000580139592674074" calcext:value-type="float">
            <text:p>0.0005801396</text:p>
          </table:table-cell>
          <table:table-cell table:formula="of:=0.0000201790544483716" office:value-type="float" office:value="0.0000201790544483716" calcext:value-type="float">
            <text:p>2.01790544483716E-005</text:p>
          </table:table-cell>
          <table:table-cell table:formula="of:=2.34974789720429 * 10^-9" office:value-type="float" office:value="0.00000000234974789720429" calcext:value-type="float">
            <text:p>2.34974789720429E-009</text:p>
          </table:table-cell>
          <table:table-cell table:formula="of:=2.04883465090065 * 10^-17" office:value-type="float" office:value="2.04883465090065E-017" calcext:value-type="float">
            <text:p>2.04883465090065E-017</text:p>
          </table:table-cell>
          <table:table-cell table:formula="of:=7.5121046959362 * 10^-35" office:value-type="float" office:value="7.5121046959362E-035" calcext:value-type="float">
            <text:p>7.5121046959362E-035</text:p>
          </table:table-cell>
          <table:table-cell table:number-columns-repeated="1017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5400*[.A28]/100" office:value-type="float" office:value="1458" calcext:value-type="float">
            <text:p>1458</text:p>
          </table:table-cell>
          <table:table-cell table:formula="of:=0.000930371954299218" office:value-type="float" office:value="0.000930371954299218" calcext:value-type="float">
            <text:p>0.000930372</text:p>
          </table:table-cell>
          <table:table-cell table:formula="of:=0.0000458971715911324" office:value-type="float" office:value="0.0000458971715911324" calcext:value-type="float">
            <text:p>4.58971715911324E-005</text:p>
          </table:table-cell>
          <table:table-cell table:formula="of:=1.20219144970224 * 10^-8" office:value-type="float" office:value="0.0000000120219144970224" calcext:value-type="float">
            <text:p>0.000000012</text:p>
          </table:table-cell>
          <table:table-cell table:formula="of:=5.72441180168305 * 10^-16" office:value-type="float" office:value="5.72441180168305E-016" calcext:value-type="float">
            <text:p>5.72441180168305E-016</text:p>
          </table:table-cell>
          <table:table-cell table:formula="of:=8.95131108767906 * 10^-32" office:value-type="float" office:value="8.95131108767906E-032" calcext:value-type="float">
            <text:p>8.95131108767906E-032</text:p>
          </table:table-cell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5400*[.A29]/100" office:value-type="float" office:value="1512" calcext:value-type="float">
            <text:p>1512</text:p>
          </table:table-cell>
          <table:table-cell table:formula="of:=0.00145445061207864" office:value-type="float" office:value="0.00145445061207864" calcext:value-type="float">
            <text:p>0.0014544506</text:p>
          </table:table-cell>
          <table:table-cell table:formula="of:=0.0000993426283924066" office:value-type="float" office:value="0.0000993426283924066" calcext:value-type="float">
            <text:p>9.93426283924066E-005</text:p>
          </table:table-cell>
          <table:table-cell table:formula="of:=5.551719697004 * 10^-8" office:value-type="float" office:value="0.00000005551719697004" calcext:value-type="float">
            <text:p>5.551719697004E-008</text:p>
          </table:table-cell>
          <table:table-cell table:formula="of:=1.28920932243012 * 10^-14" office:value-type="float" office:value="0.0000000000000128920932243012" calcext:value-type="float">
            <text:p>1.28920932243012E-014</text:p>
          </table:table-cell>
          <table:table-cell table:formula="of:=6.62948869658927 * 10^-29" office:value-type="float" office:value="6.62948869658927E-029" calcext:value-type="float">
            <text:p>6.62948869658927E-029</text:p>
          </table:table-cell>
          <table:table-cell table:number-columns-repeated="1017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5400*[.A30]/100" office:value-type="float" office:value="1566" calcext:value-type="float">
            <text:p>1566</text:p>
          </table:table-cell>
          <table:table-cell table:formula="of:=0.00222008196809565" office:value-type="float" office:value="0.00222008196809565" calcext:value-type="float">
            <text:p>0.002220082</text:p>
          </table:table-cell>
          <table:table-cell table:formula="of:=0.000205256897599551" office:value-type="float" office:value="0.000205256897599551" calcext:value-type="float">
            <text:p>0.0002052569</text:p>
          </table:table-cell>
          <table:table-cell table:formula="of:=2.32886914591207 * 10^-7" office:value-type="float" office:value="0.000000232886914591207" calcext:value-type="float">
            <text:p>2.32886914591207E-007</text:p>
          </table:table-cell>
          <table:table-cell table:formula="of:=2.37232132915961 * 10^-13" office:value-type="float" office:value="0.000000000000237232132915961" calcext:value-type="float">
            <text:p>2.37232132915961E-013</text:p>
          </table:table-cell>
          <table:table-cell table:formula="of:=3.14954859786642 * 10^-26" office:value-type="float" office:value="3.14954859786642E-026" calcext:value-type="float">
            <text:p>3.14954859786642E-026</text:p>
          </table:table-cell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5400*[.A31]/100" office:value-type="float" office:value="1620" calcext:value-type="float">
            <text:p>1620</text:p>
          </table:table-cell>
          <table:table-cell table:formula="of:=0.00331361621786661" office:value-type="float" office:value="0.00331361621786661" calcext:value-type="float">
            <text:p>0.0033136162</text:p>
          </table:table-cell>
          <table:table-cell table:formula="of:=0.000405955634011359" office:value-type="float" office:value="0.000405955634011359" calcext:value-type="float">
            <text:p>0.0004059556</text:p>
          </table:table-cell>
          <table:table-cell table:formula="of:=8.92464593830044 * 10^-7" office:value-type="float" office:value="0.000000892464593830044" calcext:value-type="float">
            <text:p>8.92464593830044E-007</text:p>
          </table:table-cell>
          <table:table-cell table:formula="of:=3.61004958965554 * 10^-12" office:value-type="float" office:value="0.00000000000361004958965554" calcext:value-type="float">
            <text:p>3.61004958965554E-012</text:p>
          </table:table-cell>
          <table:table-cell table:formula="of:=9.869202253388 * 10^-24" office:value-type="float" office:value="9.869202253388E-024" calcext:value-type="float">
            <text:p>9.869202253388E-024</text:p>
          </table:table-cell>
          <table:table-cell table:number-columns-repeated="1017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5400*[.A32]/100" office:value-type="float" office:value="1674" calcext:value-type="float">
            <text:p>1674</text:p>
          </table:table-cell>
          <table:table-cell table:formula="of:=0.00484250396425507" office:value-type="float" office:value="0.00484250396425507" calcext:value-type="float">
            <text:p>0.004842504</text:p>
          </table:table-cell>
          <table:table-cell table:formula="of:=0.000770481114638491" office:value-type="float" office:value="0.000770481114638491" calcext:value-type="float">
            <text:p>0.0007704811</text:p>
          </table:table-cell>
          <table:table-cell table:formula="of:=3.14031168141084 * 10^-6" office:value-type="float" office:value="0.00000314031168141084" calcext:value-type="float">
            <text:p>3.14031168141084E-006</text:p>
          </table:table-cell>
          <table:table-cell table:formula="of:=4.59205828150221 * 10^-11" office:value-type="float" office:value="0.0000000000459205828150221" calcext:value-type="float">
            <text:p>4.59205828150221E-011</text:p>
          </table:table-cell>
          <table:table-cell table:formula="of:=2.09067217296121 * 10^-21" office:value-type="float" office:value="2.09067217296121E-021" calcext:value-type="float">
            <text:p>2.09067217296121E-021</text:p>
          </table:table-cell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5400*[.A33]/100" office:value-type="float" office:value="1728" calcext:value-type="float">
            <text:p>1728</text:p>
          </table:table-cell>
          <table:table-cell table:formula="of:=0.00693725914061002" office:value-type="float" office:value="0.00693725914061002" calcext:value-type="float">
            <text:p>0.0069372591</text:p>
          </table:table-cell>
          <table:table-cell table:formula="of:=0.00140645441730414" office:value-type="float" office:value="0.00140645441730414" calcext:value-type="float">
            <text:p>0.0014064544</text:p>
          </table:table-cell>
          <table:table-cell table:formula="of:=0.0000101923564619091" office:value-type="float" office:value="0.0000101923564619091" calcext:value-type="float">
            <text:p>1.01923564619091E-005</text:p>
          </table:table-cell>
          <table:table-cell table:formula="of:=4.92980014198939 * 10^-10" office:value-type="float" office:value="0.000000000492980014198939" calcext:value-type="float">
            <text:p>4.92980014198939E-010</text:p>
          </table:table-cell>
          <table:table-cell table:formula="of:=3.06033619602732 * 10^-19" office:value-type="float" office:value="3.06033619602732E-019" calcext:value-type="float">
            <text:p>3.06033619602732E-019</text:p>
          </table:table-cell>
          <table:table-cell table:number-columns-repeated="1017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5400*[.A34]/100" office:value-type="float" office:value="1782" calcext:value-type="float">
            <text:p>1782</text:p>
          </table:table-cell>
          <table:table-cell table:formula="of:=0.00975265223999672" office:value-type="float" office:value="0.00975265223999672" calcext:value-type="float">
            <text:p>0.0097526522</text:p>
          </table:table-cell>
          <table:table-cell table:formula="of:=0.00247431283213488" office:value-type="float" office:value="0.00247431283213488" calcext:value-type="float">
            <text:p>0.0024743128</text:p>
          </table:table-cell>
          <table:table-cell table:formula="of:=0.000030639832616386" office:value-type="float" office:value="0.000030639832616386" calcext:value-type="float">
            <text:p>3.0639832616386E-005</text:p>
          </table:table-cell>
          <table:table-cell table:formula="of:=4.50530075681519 * 10^-9" office:value-type="float" office:value="0.00000000450530075681519" calcext:value-type="float">
            <text:p>4.50530075681519E-009</text:p>
          </table:table-cell>
          <table:table-cell table:formula="of:=3.15648710527704 * 10^-17" office:value-type="float" office:value="3.15648710527704E-017" calcext:value-type="float">
            <text:p>3.15648710527704E-01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rcent Colluding</text:p>
          </table:table-cell>
          <table:table-cell/>
          <table:table-cell office:value-type="string" calcext:value-type="string">
            <text:p>sum (1728 choose x)((5400 - 1728) choose (31 - x))/(5400 choose 31), x = 17 to 31</text:p>
          </table:table-cell>
          <table:table-cell/>
          <table:table-cell office:value-type="string" calcext:value-type="string">
            <text:p>sum (1782 choose x)((5400 - 1782) choose (127 - x))/(5400 choose 127), x = 64 to 127</text:p>
          </table:table-cell>
          <table:table-cell/>
          <table:table-cell office:value-type="string" calcext:value-type="string">
            <text:p>sum (1782 choose x)((5400 - 1782) choose (511 - x))/(5400 choose 511), x = 256 to 511</text:p>
          </table:table-cell>
          <table:table-cell table:number-columns-repeated="101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e Victors</meta:initial-creator>
    <meta:creation-date>2015-04-03T15:07:17.135906912</meta:creation-date>
    <dc:date>2015-04-03T18:36:22.134720840</dc:date>
    <dc:creator>Jesse Victors</dc:creator>
    <meta:editing-duration>PT2H58M1S</meta:editing-duration>
    <meta:editing-cycles>6</meta:editing-cycles>
    <meta:generator>LibreOffice/4.2.7.2$Linux_X86_64 LibreOffice_project/420m0$Build-2</meta:generator>
    <meta:document-statistic meta:table-count="1" meta:cell-count="241" meta:object-count="0"/>
  </office:meta>
</office:document-meta>
</file>